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ext-properties style:text-line-through-style="solid" style:text-line-through-type="single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200"/>
    </style:style>
    <style:style style:name="ce56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 table:style-name="ce2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Default"/>
        <table:table-column table:style-name="co12" table:default-cell-style-name="ce23"/>
        <table:table-column table:style-name="co16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default-cell-style-name="ce2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2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3"/>
          <table:table-cell table:number-columns-repeated="5"/>
          <table:table-cell table:style-name="ce37" office:value-type="string" calcext:value-type="string">
            <text:p>49.0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3"/>
          <table:table-cell office:value-type="string" calcext:value-type="string">
            <text:p>197.58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6100.26</text:p>
          </table:table-cell>
          <table:table-cell table:style-name="ce25" office:value-type="string" calcext:value-type="string">
            <text:p>91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81.03</text:p>
          </table:table-cell>
          <table:table-cell table:style-name="ce25" office:value-type="string" calcext:value-type="string">
            <text:p>166.0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0=4384.29</text:p>
          </table:table-cell>
          <table:table-cell table:number-columns-repeated="2"/>
          <table:table-cell table:style-name="Default"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5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7" office:value-type="string" calcext:value-type="string">
            <text:p>3301.57</text:p>
          </table:table-cell>
          <table:table-cell table:number-columns-repeated="2"/>
          <table:table-cell table:style-name="Default"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3"/>
          <table:table-cell office:value-type="string" calcext:value-type="string">
            <text:p>92.37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3"/>
          <table:table-cell office:value-type="string" calcext:value-type="string">
            <text:p>6893.33</text:p>
          </table:table-cell>
          <table:table-cell table:style-name="ce25" office:value-type="string" calcext:value-type="string">
            <text:p>42.8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91.0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75.41</text:p>
          </table:table-cell>
          <table:table-cell/>
          <table:table-cell table:style-name="ce23" table:number-columns-repeated="2"/>
          <table:table-cell office:value-type="string" calcext:value-type="string">
            <text:p>285.01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405.48</text:p>
          </table:table-cell>
          <table:table-cell/>
          <table:table-cell table:style-name="ce23" table:number-columns-repeated="2"/>
          <table:table-cell office:value-type="string" calcext:value-type="string">
            <text:p>615.08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3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3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3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3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6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QV8 (Инвест КЦ 001P-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4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5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3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3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3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3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3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куплено 20 и дивы 2 раза</text:p>
          </table:table-cell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5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8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3"/>
        <table:table-column table:style-name="co19" table:default-cell-style-name="ce23"/>
        <table:table-column table:style-name="co31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6" table:default-cell-style-name="ce23"/>
        <table:table-column table:style-name="co25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4" table:default-cell-style-name="ce23"/>
        <table:table-column table:style-name="co27" table:default-cell-style-name="ce23"/>
        <table:table-column table:style-name="co42" table:default-cell-style-name="ce23"/>
        <table:table-column table:style-name="co43" table:default-cell-style-name="ce23"/>
        <table:table-column table:style-name="co10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5" office:value-type="string" calcext:value-type="string">
            <text:p>16.52</text:p>
          </table:table-cell>
          <table:table-cell table:style-name="ce2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9" office:value-type="string" calcext:value-type="string">
            <text:p>1189.32 (283.4+905.92)</text:p>
          </table:table-cell>
          <table:table-cell table:number-columns-repeated="3"/>
          <table:table-cell table:style-name="ce29" office:value-type="string" calcext:value-type="string">
            <text:p>1189.32</text:p>
          </table:table-cell>
          <table:table-cell table:style-name="ce3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44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9"/>
          <table:table-cell table:style-name="ce3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5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.00.0000</text:date>, <text:time style:data-style-name="N2" text:time-value="12:34:19.2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6T12:41:41.258000000</dc:date>
    <meta:editing-duration>P7DT3H5M48S</meta:editing-duration>
    <meta:editing-cycles>2787</meta:editing-cycles>
    <meta:document-statistic meta:table-count="6" meta:cell-count="15816" meta:object-count="0"/>
  </office:meta>
</office:document-meta>
</file>